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t.setUnle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t.createCond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Condition.e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it.setMessag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t.testNestedCondi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it.addTex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it.testUnlessCond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it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t.setIf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t.nestedConditio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t.execu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xit.testIfCond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